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46.92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31.04mm"/>
    </style:style>
    <style:style style:name="co16" style:family="table-column">
      <style:table-column-properties fo:break-before="auto" style:column-width="13.34mm"/>
    </style:style>
    <style:style style:name="co17" style:family="table-column">
      <style:table-column-properties fo:break-before="auto" style:column-width="17.15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_big_instances_budge9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13" table:default-cell-style-name="ce1"/>
        <table:table-column table:style-name="co8" table:default-cell-style-name="ce1"/>
        <table:table-column table:style-name="co12" table:default-cell-style-name="ce1"/>
        <table:table-column table:style-name="co3" table:default-cell-style-name="ce1"/>
        <table:table-column table:style-name="co1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5" table:default-cell-style-name="ce1"/>
        <table:table-column table:style-name="co6" table:default-cell-style-name="ce1"/>
        <table:table-column table:style-name="co18" table:default-cell-style-name="ce1"/>
        <table:table-column table:style-name="co19" table:number-columns-repeated="989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86.000000 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632.442295 </text:p>
          </table:table-cell>
          <table:table-cell office:value-type="string" calcext:value-type="string">
            <text:p><text:s/>0 1 7 14 9 4 13 15 10 0 2 5 6 11 8 3 12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61.000000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/>693.274092 </text:p>
          </table:table-cell>
          <table:table-cell office:value-type="string" calcext:value-type="string">
            <text:p><text:s/>0 2 7 14 4 9 13 15 10 0 12 8 3 5 11 6 1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76.000000 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596.795805 </text:p>
          </table:table-cell>
          <table:table-cell office:value-type="string" calcext:value-type="string">
            <text:p><text:s/>0 10 15 12 13 7 14 4 9 0 11 2 3 5 8 6 1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80.000000 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627.984184 </text:p>
          </table:table-cell>
          <table:table-cell office:value-type="string" calcext:value-type="string">
            <text:p><text:s/>0 4 9 13 15 10 14 7 12 0 11 2 3 5 8 1 6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20.000000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713.857952 </text:p>
          </table:table-cell>
          <table:table-cell office:value-type="string" calcext:value-type="string">
            <text:p><text:s/>0 1 9 13 15 4 14 7 2 0 3 11 12 8 10 6 5 <text:s/>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09.000000 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584.327753 </text:p>
          </table:table-cell>
          <table:table-cell office:value-type="string" calcext:value-type="string">
            <text:p><text:s/>0 2 14 12 7 13 9 3 4 0 8 5 10 1 11 6 15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89.000000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541.540891 </text:p>
          </table:table-cell>
          <table:table-cell office:value-type="string" calcext:value-type="string">
            <text:p><text:s/>0 2 14 4 3 7 13 15 12 0 6 11 10 8 9 5 1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53.000000 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687.932667 </text:p>
          </table:table-cell>
          <table:table-cell office:value-type="string" calcext:value-type="string">
            <text:p><text:s/>0 10 14 2 7 12 13 15 4 0 1 6 5 8 11 9 3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65.000000 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714.596335 </text:p>
          </table:table-cell>
          <table:table-cell office:value-type="string" calcext:value-type="string">
            <text:p><text:s/>0 4 3 13 5 12 7 2 0 14 6 10 11 15 9 1 8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17.000000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677.597796 </text:p>
          </table:table-cell>
          <table:table-cell office:value-type="string" calcext:value-type="string">
            <text:p><text:s/>0 10 3 4 14 7 13 12 2 0 11 5 8 1 6 9 15 <text:s/>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84.000000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565.293696 </text:p>
          </table:table-cell>
          <table:table-cell office:value-type="string" calcext:value-type="string">
            <text:p><text:s/>0 13 6 9 8 14 15 12 0 4 16 5 2 10 7 17 11 3 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64.000000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689.132090 </text:p>
          </table:table-cell>
          <table:table-cell office:value-type="string" calcext:value-type="string">
            <text:p><text:s/>0 13 11 9 6 8 14 12 0 1 4 10 2 16 7 17 3 5 15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0.000000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560.821946 </text:p>
          </table:table-cell>
          <table:table-cell office:value-type="string" calcext:value-type="string">
            <text:p><text:s/>0 12 14 8 4 5 9 13 0 7 11 1 15 10 17 3 6 2 16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01.000000 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596.442568 </text:p>
          </table:table-cell>
          <table:table-cell office:value-type="string" calcext:value-type="string">
            <text:p><text:s/>0 15 9 6 7 8 14 13 0 12 11 5 3 2 16 10 4 1 17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91.000000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552.596627 </text:p>
          </table:table-cell>
          <table:table-cell office:value-type="string" calcext:value-type="string">
            <text:p><text:s/>0 12 14 9 8 7 13 0 3 15 10 1 17 4 6 2 5 11 1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78.000000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542.744589 </text:p>
          </table:table-cell>
          <table:table-cell office:value-type="string" calcext:value-type="string">
            <text:p><text:s/>0 12 3 11 13 9 17 0 16 1 2 7 15 5 6 10 8 14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83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624.999324 </text:p>
          </table:table-cell>
          <table:table-cell office:value-type="string" calcext:value-type="string">
            <text:p><text:s/>0 11 3 13 6 9 5 17 0 1 4 2 16 8 10 12 14 15 7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32.000000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628.926081 </text:p>
          </table:table-cell>
          <table:table-cell office:value-type="string" calcext:value-type="string">
            <text:p><text:s/>0 12 15 5 3 13 9 17 0 14 11 6 1 16 7 10 4 8 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25.000000 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697.133964 </text:p>
          </table:table-cell>
          <table:table-cell office:value-type="string" calcext:value-type="string">
            <text:p><text:s/>0 12 14 8 4 3 13 9 17 0 7 10 15 2 5 6 16 1 11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98.000000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664.464479 </text:p>
          </table:table-cell>
          <table:table-cell office:value-type="string" calcext:value-type="string">
            <text:p><text:s/>0 12 3 11 13 9 17 0 2 5 4 16 1 14 7 10 15 8 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93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556.076618 </text:p>
          </table:table-cell>
          <table:table-cell office:value-type="string" calcext:value-type="string">
            <text:p><text:s/>0 7 17 16 1 11 12 0 19 3 2 15 13 14 10 5 4 8 9 18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88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569.480746 </text:p>
          </table:table-cell>
          <table:table-cell office:value-type="string" calcext:value-type="string">
            <text:p><text:s/>0 7 17 8 16 1 12 0 13 14 15 19 5 3 10 6 11 4 18 9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2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569.470476 </text:p>
          </table:table-cell>
          <table:table-cell office:value-type="string" calcext:value-type="string">
            <text:p><text:s/>0 18 13 8 16 1 12 0 2 5 4 10 19 3 11 7 14 17 15 6 9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09.000000 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629.101296 </text:p>
          </table:table-cell>
          <table:table-cell office:value-type="string" calcext:value-type="string">
            <text:p><text:s/>0 18 1 17 16 8 12 0 10 9 19 5 15 6 4 13 11 3 7 14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98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703.648031 </text:p>
          </table:table-cell>
          <table:table-cell office:value-type="string" calcext:value-type="string">
            <text:p><text:s/>0 7 17 8 16 1 12 0 18 15 10 13 9 4 11 5 2 3 6 19 1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63.000000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600.106733 </text:p>
          </table:table-cell>
          <table:table-cell office:value-type="string" calcext:value-type="string">
            <text:p><text:s/>0 18 3 4 8 5 12 0 13 19 16 6 15 11 7 1 17 10 9 14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16.000000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635.180384 </text:p>
          </table:table-cell>
          <table:table-cell office:value-type="string" calcext:value-type="string">
            <text:p><text:s/>0 5 8 16 3 11 18 0 19 9 13 10 4 12 7 6 14 2 17 1 1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71.000000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569.231717 </text:p>
          </table:table-cell>
          <table:table-cell office:value-type="string" calcext:value-type="string">
            <text:p><text:s/>0 5 8 1 11 12 18 0 13 14 7 17 15 16 3 19 2 4 6 10 9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63.000000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627.149308 </text:p>
          </table:table-cell>
          <table:table-cell office:value-type="string" calcext:value-type="string">
            <text:p><text:s/>0 18 3 4 8 5 12 0 13 16 9 14 17 6 10 19 1 15 7 11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53.000000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682.880542 </text:p>
          </table:table-cell>
          <table:table-cell office:value-type="string" calcext:value-type="string">
            <text:p><text:s/>0 5 8 1 11 12 18 0 3 7 19 16 15 14 9 2 10 6 17 13 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4.000000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635.871433 </text:p>
          </table:table-cell>
          <table:table-cell office:value-type="string" calcext:value-type="string">
            <text:p><text:s/>0 6 11 17 9 16 0 15 4 10 21 18 13 12 5 14 3 19 20 7 8 2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7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547.818471 </text:p>
          </table:table-cell>
          <table:table-cell office:value-type="string" calcext:value-type="string">
            <text:p><text:s/>0 18 16 11 17 9 6 0 3 12 21 19 2 14 15 1 10 7 20 13 5 4 8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8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649.310042 </text:p>
          </table:table-cell>
          <table:table-cell office:value-type="string" calcext:value-type="string">
            <text:p><text:s/>0 18 16 11 15 12 0 7 8 3 2 19 20 13 9 6 1 17 4 14 10 5 2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0.000000 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689.967849 </text:p>
          </table:table-cell>
          <table:table-cell office:value-type="string" calcext:value-type="string">
            <text:p><text:s/>0 18 16 11 17 8 0 20 14 15 10 9 3 2 1 12 5 4 21 13 6 19 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2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712.138130 </text:p>
          </table:table-cell>
          <table:table-cell office:value-type="string" calcext:value-type="string">
            <text:p><text:s/>0 18 16 11 17 3 7 0 9 2 5 6 4 20 15 21 19 8 10 12 14 1 1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3.000000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693.653176 </text:p>
          </table:table-cell>
          <table:table-cell office:value-type="string" calcext:value-type="string">
            <text:p><text:s/>0 21 18 15 8 4 0 9 5 7 6 17 12 20 13 10 2 3 1 14 16 11 19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3.000000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541.175173 </text:p>
          </table:table-cell>
          <table:table-cell office:value-type="string" calcext:value-type="string">
            <text:p><text:s/>0 21 18 15 8 4 0 3 10 17 5 19 7 12 2 6 1 11 14 20 13 9 1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0.000000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542.440458 </text:p>
          </table:table-cell>
          <table:table-cell office:value-type="string" calcext:value-type="string">
            <text:p><text:s/>0 21 18 8 14 11 7 0 19 2 5 16 6 9 13 12 20 3 4 15 1 10 1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1.000000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689.235494 </text:p>
          </table:table-cell>
          <table:table-cell office:value-type="string" calcext:value-type="string">
            <text:p><text:s/>0 21 12 18 15 11 7 0 5 8 1 14 13 10 6 9 2 16 20 17 19 4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2.000000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560.299922 </text:p>
          </table:table-cell>
          <table:table-cell office:value-type="string" calcext:value-type="string">
            <text:p><text:s/>0 21 18 15 8 4 0 5 9 10 1 7 14 19 16 20 3 6 12 2 13 17 11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1.000000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702.911525 </text:p>
          </table:table-cell>
          <table:table-cell office:value-type="string" calcext:value-type="string">
            <text:p><text:s/>0 10 9 3 7 4 15 8 0 5 12 13 11 6 1 14 2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7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688.368080 </text:p>
          </table:table-cell>
          <table:table-cell office:value-type="string" calcext:value-type="string">
            <text:p><text:s/>0 8 3 9 7 4 5 6 0 13 12 11 10 2 1 15 14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6.000000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561.947312 </text:p>
          </table:table-cell>
          <table:table-cell office:value-type="string" calcext:value-type="string">
            <text:p><text:s/>0 9 7 4 5 15 8 0 14 12 10 11 3 2 1 6 1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4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661.425357 </text:p>
          </table:table-cell>
          <table:table-cell office:value-type="string" calcext:value-type="string">
            <text:p><text:s/>0 8 3 10 9 7 5 6 0 13 2 4 14 12 11 15 1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9.000000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605.559477 </text:p>
          </table:table-cell>
          <table:table-cell office:value-type="string" calcext:value-type="string">
            <text:p><text:s/>0 9 7 4 5 15 8 0 14 2 6 10 1 11 3 12 1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5.000000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545.290420 </text:p>
          </table:table-cell>
          <table:table-cell office:value-type="string" calcext:value-type="string">
            <text:p><text:s/>0 15 4 13 3 10 9 0 12 8 11 14 5 1 2 6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4.000000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663.382336 </text:p>
          </table:table-cell>
          <table:table-cell office:value-type="string" calcext:value-type="string">
            <text:p><text:s/>0 9 10 3 7 4 15 8 0 1 2 5 6 11 14 12 13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9.000000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589.369851 </text:p>
          </table:table-cell>
          <table:table-cell office:value-type="string" calcext:value-type="string">
            <text:p><text:s/>0 15 4 13 3 9 10 0 1 14 12 5 6 11 7 2 8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4.000000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719.223449 </text:p>
          </table:table-cell>
          <table:table-cell office:value-type="string" calcext:value-type="string">
            <text:p><text:s/>0 15 4 13 3 10 9 0 6 1 12 8 14 2 5 7 1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0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547.857686 </text:p>
          </table:table-cell>
          <table:table-cell office:value-type="string" calcext:value-type="string">
            <text:p><text:s/>0 10 9 7 4 15 8 0 13 11 12 1 14 5 2 3 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79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694.568787 </text:p>
          </table:table-cell>
          <table:table-cell office:value-type="string" calcext:value-type="string">
            <text:p><text:s/>0 4 8 14 10 11 0 1 16 9 17 13 6 7 12 15 5 3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78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630.895722 </text:p>
          </table:table-cell>
          <table:table-cell office:value-type="string" calcext:value-type="string">
            <text:p><text:s/>0 2 13 4 14 8 0 5 3 16 12 17 10 9 1 15 11 6 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7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646.662759 </text:p>
          </table:table-cell>
          <table:table-cell office:value-type="string" calcext:value-type="string">
            <text:p><text:s/>0 2 13 4 14 8 0 3 9 6 5 11 12 1 10 17 7 15 1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2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676.782943 </text:p>
          </table:table-cell>
          <table:table-cell office:value-type="string" calcext:value-type="string">
            <text:p><text:s/>0 11 10 2 9 15 5 0 7 4 14 8 3 1 16 12 6 17 1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73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688.071147 </text:p>
          </table:table-cell>
          <table:table-cell office:value-type="string" calcext:value-type="string">
            <text:p><text:s/>0 4 8 14 10 11 0 7 5 2 12 16 15 13 17 3 9 6 1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66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637.813849 </text:p>
          </table:table-cell>
          <table:table-cell office:value-type="string" calcext:value-type="string">
            <text:p><text:s/>0 8 4 14 10 11 0 1 17 9 13 6 7 2 12 15 5 16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73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544.790988 </text:p>
          </table:table-cell>
          <table:table-cell office:value-type="string" calcext:value-type="string">
            <text:p><text:s/>0 4 8 14 10 11 0 16 6 2 15 3 9 7 13 1 5 17 1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2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638.203018 </text:p>
          </table:table-cell>
          <table:table-cell office:value-type="string" calcext:value-type="string">
            <text:p><text:s/>0 4 8 14 10 11 0 16 12 7 17 13 1 5 6 2 15 3 9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8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602.936952 </text:p>
          </table:table-cell>
          <table:table-cell office:value-type="string" calcext:value-type="string">
            <text:p><text:s/>0 2 13 4 14 8 0 15 11 16 3 17 6 9 10 12 1 7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0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545.302601 </text:p>
          </table:table-cell>
          <table:table-cell office:value-type="string" calcext:value-type="string">
            <text:p><text:s/>0 4 8 14 10 11 0 12 5 17 9 13 3 7 6 15 2 1 16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78.000000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559.293650 </text:p>
          </table:table-cell>
          <table:table-cell office:value-type="string" calcext:value-type="string">
            <text:p><text:s/>0 7 4 8 10 11 0 2 16 6 1 9 12 17 14 3 5 13 1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8.000000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540.884344 </text:p>
          </table:table-cell>
          <table:table-cell office:value-type="string" calcext:value-type="string">
            <text:p><text:s/>0 7 4 8 10 11 0 2 17 16 13 14 6 3 5 15 12 1 9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6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659.995130 </text:p>
          </table:table-cell>
          <table:table-cell office:value-type="string" calcext:value-type="string">
            <text:p><text:s/>0 7 4 14 10 11 0 3 15 12 17 2 13 1 8 16 5 9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55.000000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707.386537 </text:p>
          </table:table-cell>
          <table:table-cell office:value-type="string" calcext:value-type="string">
            <text:p><text:s/>0 7 4 8 10 11 0 14 9 3 13 17 16 1 12 6 2 15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5.000000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683.191022 </text:p>
          </table:table-cell>
          <table:table-cell office:value-type="string" calcext:value-type="string">
            <text:p><text:s/>0 4 7 8 10 11 0 13 1 9 5 17 16 14 12 6 2 15 3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3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612.952395 </text:p>
          </table:table-cell>
          <table:table-cell office:value-type="string" calcext:value-type="string">
            <text:p><text:s/>0 19 18 17 2 11 0 14 15 13 8 9 5 16 10 3 4 1 12 6 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5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694.468349 </text:p>
          </table:table-cell>
          <table:table-cell office:value-type="string" calcext:value-type="string">
            <text:p><text:s/>0 19 18 17 2 11 0 7 4 8 15 3 9 1 10 6 16 13 12 5 1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64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679.576187 </text:p>
          </table:table-cell>
          <table:table-cell office:value-type="string" calcext:value-type="string">
            <text:p><text:s/>0 14 16 7 18 11 0 9 3 13 4 19 15 12 5 17 2 8 6 10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64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548.567042 </text:p>
          </table:table-cell>
          <table:table-cell office:value-type="string" calcext:value-type="string">
            <text:p><text:s/>0 14 16 7 18 11 0 5 17 6 9 2 10 8 3 12 15 1 13 19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49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634.725553 </text:p>
          </table:table-cell>
          <table:table-cell office:value-type="string" calcext:value-type="string">
            <text:p><text:s/>0 19 18 17 2 11 0 10 1 15 8 6 13 9 4 12 3 7 5 16 14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3.000000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637.159517 </text:p>
          </table:table-cell>
          <table:table-cell office:value-type="string" calcext:value-type="string">
            <text:p><text:s/>0 19 18 17 2 11 0 6 14 9 13 3 12 15 10 1 7 5 8 16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8.000000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625.214746 </text:p>
          </table:table-cell>
          <table:table-cell office:value-type="string" calcext:value-type="string">
            <text:p><text:s/>0 6 2 16 19 0 9 8 15 17 10 7 12 14 4 13 18 3 5 11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64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695.219077 </text:p>
          </table:table-cell>
          <table:table-cell office:value-type="string" calcext:value-type="string">
            <text:p><text:s/>0 14 16 7 18 11 0 19 13 5 9 17 6 8 12 1 4 2 15 3 1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9.000000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597.339128 </text:p>
          </table:table-cell>
          <table:table-cell office:value-type="string" calcext:value-type="string">
            <text:p><text:s/>0 19 18 17 2 11 0 7 4 15 8 5 9 10 13 6 16 14 3 12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44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691.905561 </text:p>
          </table:table-cell>
          <table:table-cell office:value-type="string" calcext:value-type="string">
            <text:p><text:s/>0 14 16 7 18 11 0 15 19 9 3 1 2 17 10 13 6 4 8 5 12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14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547.650855 </text:p>
          </table:table-cell>
          <table:table-cell office:value-type="string" calcext:value-type="string">
            <text:p><text:s/>0 5 15 14 16 0 7 17 21 10 4 8 12 3 1 11 20 6 19 13 18 9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4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582.550522 </text:p>
          </table:table-cell>
          <table:table-cell office:value-type="string" calcext:value-type="string">
            <text:p><text:s/>0 5 15 14 16 0 3 1 19 2 6 20 12 18 9 7 17 8 13 21 11 1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4.00000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.428990 </text:p>
          </table:table-cell>
          <table:table-cell office:value-type="string" calcext:value-type="string">
            <text:p><text:s/>0 5 0 9 10 13 2 8 14 19 7 3 1 18 12 20 15 6 17 21 11 16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4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559.737059 </text:p>
          </table:table-cell>
          <table:table-cell office:value-type="string" calcext:value-type="string">
            <text:p><text:s/>0 5 15 14 16 0 11 1 20 3 8 18 9 4 10 19 17 2 21 7 12 6 1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4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619.633570 </text:p>
          </table:table-cell>
          <table:table-cell office:value-type="string" calcext:value-type="string">
            <text:p><text:s/>0 5 15 14 16 0 1 13 6 2 17 8 10 19 9 3 20 11 12 21 7 18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4.0000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.397476 </text:p>
          </table:table-cell>
          <table:table-cell office:value-type="string" calcext:value-type="string">
            <text:p><text:s/>0 1 0 11 21 13 3 8 6 18 17 12 10 20 16 15 2 14 5 9 7 19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5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682.735994 </text:p>
          </table:table-cell>
          <table:table-cell office:value-type="string" calcext:value-type="string">
            <text:p><text:s/>0 1 11 12 16 0 17 18 13 19 2 20 15 6 10 8 5 9 7 4 3 14 2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5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597.987009 </text:p>
          </table:table-cell>
          <table:table-cell office:value-type="string" calcext:value-type="string">
            <text:p><text:s/>0 1 11 12 16 0 4 3 8 2 7 14 20 10 19 9 15 5 6 18 21 17 1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1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632.437972 </text:p>
          </table:table-cell>
          <table:table-cell office:value-type="string" calcext:value-type="string">
            <text:p><text:s/>0 1 12 4 16 0 5 18 7 17 3 10 2 11 13 8 14 15 20 6 19 9 2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1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592.920773 </text:p>
          </table:table-cell>
          <table:table-cell office:value-type="string" calcext:value-type="string">
            <text:p><text:s/>0 1 12 4 16 0 13 11 10 6 20 5 15 19 21 3 17 9 8 14 2 7 18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4:54:35.701000000</dc:date>
    <meta:editing-duration>PT1M37S</meta:editing-duration>
    <meta:editing-cycles>1</meta:editing-cycles>
    <meta:document-statistic meta:table-count="1" meta:cell-count="630" meta:object-count="0"/>
    <meta:generator>LibreOffice/6.2.4.2$Windows_X86_64 LibreOffice_project/2412653d852ce75f65fbfa83fb7e7b669a126d64</meta:generator>
  </office:meta>
</office:document-meta>
</file>